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py, assign, conv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26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ule of Thre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constructor</text:span></text:p>
                      </text:list-item>
                      <text:list-item>
                        <text:p text:style-name="P19"><text:span text:style-name="T25">Destructor</text:span></text:p>
                      </text:list-item>
                      <text:list-item>
                        <text:p text:style-name="P19"><text:span text:style-name="T25">Operator =</text:span></text:p>
                      </text:list-item>
                    </text:list>
                  </text:list-item>
                  <text:list-item>
                    <text:p text:style-name="P18"><text:span text:style-name="T25">Or in other words:</text:span></text:p>
                  </text:list-item>
                </text:list>
              </text:list-item>
            </text:list>
            <text:p text:style-name="P20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 skeleton for deep copy</text:span><text:span text:style-name="T26"> (folder 1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A&amp; other) {</text:span></text:p>
            <text:p text:style-name="P27"><text:span text:style-name="T29">if (this!=&amp;other) { </text:span><text:span text:style-name="T33">// preventing problems in 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7"><text:span text:style-name="T31"><text:s text:c="2"/></text:span><text:span text:style-name="T31">copy_other(other);</text:span></text:p>
            <text:p text:style-name="P27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18"><text:span text:style-name="T27">Explicit casting;</text:span></text:p>
                  </text:list-item>
                  <text:list-item>
                    <text:p text:style-name="P18"><text:span text:style-name="T27">When a function gets </text:span><text:span text:style-name="T39">X</text:span><text:span text:style-name="T27"> type while it was </text:span><text:span text:style-name="T27">expecting to get </text:span><text:span text:style-name="T40">Y</text:span><text:span text:style-name="T27"> type, and there is a casting </text:span><text:span text:style-name="T27">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0"><text:span text:style-name="T27"><text:tab/></text:span><text:span text:style-name="T27">void foo(</text:span><text:span text:style-name="T40">Y y</text:span><text:span text:style-name="T27">)</text:span></text:p>
            <text:p text:style-name="P20"><text:span text:style-name="T27"><text:tab/></text:span><text:span text:style-name="T27">...</text:span></text:p>
            <text:p text:style-name="P20"><text:span text:style-name="T39"><text:tab/></text:span><text:span text:style-name="T39">X x</text:span><text:span text:style-name="T27">;</text:span></text:p>
            <text:p text:style-name="P20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ser defined conversion</text:span><text:span text:style-name="T41"> (folders 5,6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Fraction conversion</text:span></text:p>
            <text:p text:style-name="P27"><text:span text:style-name="T40">Fraction (const double&amp; d) {</text:span></text:p>
            <text:p text:style-name="P34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double conversion</text:span></text:p>
            <text:p text:style-name="P27"><text:span text:style-name="T39">operator double() const {</text:span></text:p>
            <text:p text:style-name="P34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really wanted this?</text:span></text:p>
            <text:p text:style-name="P26"><text:span text:style-name="T43"/></text:p>
            <text:p text:style-name="P33"><text:span text:style-name="T46">The Vector and the size_t objects are not </text:span><text:span text:style-name="T46">logically the same objects!</text:span></text:p>
            <text:p text:style-name="P26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3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3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5-26">26/5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2</meta:editing-cycles>
    <meta:print-date>2006-12-12T13:43:12</meta:print-date>
    <meta:creation-date>2002-10-18T11:19:22</meta:creation-date>
    <dc:date>2019-05-26T13:32:11.372659441</dc:date>
    <meta:editing-duration>P3DT8H14M50S</meta:editing-duration>
    <meta:generator>LibreOffice/6.1.5.2$Linux_X86_64 LibreOffice_project/10$Build-2</meta:generator>
    <dc:creator>Erel Segal-Halevi</dc:cre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